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9063675442459128176"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148679493829984703"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3511867541160348268"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612816432477687450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51807613031620669"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6072087091178103047"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18919577669405176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7221997168525745093"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29791315" text:continue-list="list818919577669405176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83880636261266318"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790345"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803196"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29795460" text:continue-numbering="true" text:style-name="L9">
        <text:list-item>
          <text:list>
            <text:list-header>
              <text:p text:style-name="P193">Warm down: <text:span text:style-name="T2">0.25 mile jog home</text:span></text:p>
              <text:p text:style-name="P194"/>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2979040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812539"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810977219828840904"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293103213905586991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48703235413563902"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811361" text:continue-numbering="true" text:style-name="L12">
        <text:list-item>
          <text:list>
            <text:list-header>
              <text:p text:style-name="P198">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74463244391026051"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95432108150244909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82312972225240484" text:style-name="L15">
        <text:list-item>
          <text:list>
            <text:list-header>
              <text:p text:style-name="P171">1.5 miles averaging about 9:40/mile and rest 1 min</text:p>
            </text:list-header>
          </text:list>
        </text:list-item>
      </text:list>
      <text:p text:style-name="P23">1 mile in 8:26 and rest 2 min</text:p>
      <text:list xml:id="list3223863246620737872"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28123875219260712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803770"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906117427362613354"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741505602201898780"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3727577933909296260"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29815912" text:continue-list="list3741505602201898780" text:style-name="L19">
        <text:list-item>
          <text:list>
            <text:list-header>
              <text:p text:style-name="P175">(Pace*HR)=1240</text:p>
            </text:list-header>
          </text:list>
        </text:list-item>
      </text:list>
      <text:list xml:id="list29797900" text:continue-list="list8906117427362613354" text:style-name="L18">
        <text:list-item>
          <text:list>
            <text:list-header>
              <text:p text:style-name="P174">2 miles at 10:46/mile Ave HR= 121 bpm and rest a few minutes</text:p>
            </text:list-header>
          </text:list>
        </text:list-item>
      </text:list>
      <text:list xml:id="list29788295" text:continue-list="list29815912"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2978747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0906865008198098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30236504746125932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520875893081676562"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6475470135154502691" text:style-name="L24">
        <text:list-item>
          <text:p text:style-name="P197">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64395603085876485"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68958289032405127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29803259"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79542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809850130438696442"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155933056880763892"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514128642423024912"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77086861873502800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6"><text:span text:style-name="T2">I was practicing an ultra marathon routine. I “ran” 3/8 mile at about 12:30/ mile, jogged 1/8 mile at about 14:30/mile and then repeated to complete a mile in about 13 minutes. </text:span></text:p>
      <text:p text:style-name="P37"/>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183750573395326305"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9T09:55:53.12</dc:date>
    <dc:creator>James Lombardi</dc:creator>
    <meta:editing-duration>P20DT46M57S</meta:editing-duration>
    <meta:editing-cycles>1605</meta:editing-cycles>
    <meta:generator>OpenOffice/4.1.2$Win32 OpenOffice.org_project/412m3$Build-9782</meta:generator>
    <meta:document-statistic meta:table-count="0" meta:image-count="9" meta:object-count="0" meta:page-count="165" meta:paragraph-count="4727" meta:word-count="51572" meta:character-count="264578"/>
  </office:meta>
</office:document-meta>
</file>